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eraZoom" table:style-name="ta1">
        <table:shapes>
          <draw:frame draw:z-index="0" draw:style-name="gr1" draw:text-style-name="P1" svg:width="265.7mm" svg:height="156.18mm" svg:x="68.83mm" svg:y="1.06mm">
            <loext:p/>
            <draw:object draw:notify-on-update-of-ranges="CameraZoom.A2:CameraZoom.A5 CameraZoom.B1:CameraZoom.B1 CameraZoom.B2:CameraZoom.B5 CameraZoom.A2:CameraZoom.A5 CameraZoom.C1:CameraZoom.C1 CameraZoom.C2:CameraZoom.C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4" calcext:value-type="float">
            <text:p>7.4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-1150" calcext:value-type="float">
            <text:p>-1150</text:p>
          </table:table-cell>
        </table:table-row>
      </table:table>
      <table:table table:name="BeamDamage" table:style-name="ta1">
        <table:shapes>
          <draw:frame draw:z-index="0" draw:style-name="gr1" draw:text-style-name="P1" svg:width="180.4mm" svg:height="98.67mm" svg:x="163.25mm" svg:y="4.25mm">
            <loext:p/>
            <draw:object draw:notify-on-update-of-ranges="BeamDamage.A7:BeamDamage.A18 BeamDamage.B1:BeamDamage.B1 BeamDamage.C7:BeamDamage.C18 BeamDamage.A7:BeamDamage.A18 BeamDamage.D1:BeamDamage.D1 BeamDamage.E7:BeamDamage.E18 BeamDamage.A7:BeamDamage.A18 BeamDamage.F1:BeamDamage.F1 BeamDamage.G7:BeamDamage.G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Big beam</text:p>
          </table:table-cell>
          <table:covered-table-cell/>
          <table:table-cell table:style-name="ce2" office:value-type="string" calcext:value-type="string" table:number-columns-spanned="2" table:number-rows-spanned="1">
            <text:p>Mini beam</text:p>
          </table:table-cell>
          <table:covered-table-cell/>
          <table:table-cell table:style-name="ce2" office:value-type="string" calcext:value-type="string" table:number-columns-spanned="2" table:number-rows-spanned="1">
            <text:p>Test</text:p>
          </table:table-cell>
          <table:covered-table-cell/>
        </table:table-row>
        <table:table-row table:style-name="ro1">
          <table:table-cell office:value-type="string" calcext:value-type="string">
            <text:p>Initial Radius</text:p>
          </table:table-cell>
          <table:table-cell table:style-name="ce2" office:value-type="float" office:value="0.3" calcext:value-type="float" table:number-columns-spanned="2" table:number-rows-spanned="1">
            <text:p>0.3</text:p>
          </table:table-cell>
          <table:covered-table-cell/>
          <table:table-cell table:style-name="ce2" office:value-type="float" office:value="0.15" calcext:value-type="float" table:number-columns-spanned="2" table:number-rows-spanned="1">
            <text:p>0.15</text:p>
          </table:table-cell>
          <table:covered-table-cell/>
          <table:table-cell table:style-name="ce2" office:value-type="float" office:value="0.3" calcext:value-type="float" table:number-columns-spanned="2" table:number-rows-spanned="1">
            <text:p>0.3</text:p>
          </table:table-cell>
          <table:covered-table-cell/>
        </table:table-row>
        <table:table-row table:style-name="ro1">
          <table:table-cell office:value-type="string" calcext:value-type="string">
            <text:p>Divergence</text:p>
          </table:table-cell>
          <table:table-cell table:style-name="ce2" office:value-type="float" office:value="0.002" calcext:value-type="float" table:number-columns-spanned="2" table:number-rows-spanned="1">
            <text:p>0.002</text:p>
          </table:table-cell>
          <table:covered-table-cell/>
          <table:table-cell table:style-name="ce2" office:value-type="float" office:value="0.0015" calcext:value-type="float" table:number-columns-spanned="2" table:number-rows-spanned="1">
            <text:p>0.0015</text:p>
          </table:table-cell>
          <table:covered-table-cell/>
          <table:table-cell table:style-name="ce2" office:value-type="float" office:value="0.003" calcext:value-type="float" table:number-columns-spanned="2" table:number-rows-spanned="1">
            <text:p>0.003</text:p>
          </table:table-cell>
          <table:covered-table-cell/>
        </table:table-row>
        <table:table-row table:style-name="ro1">
          <table:table-cell office:value-type="string" calcext:value-type="string">
            <text:p>Base Damage</text:p>
          </table:table-cell>
          <table:table-cell table:style-name="ce2" office:value-type="float" office:value="180" calcext:value-type="float" table:number-columns-spanned="2" table:number-rows-spanned="1">
            <text:p>180</text:p>
          </table:table-cell>
          <table:covered-table-cell/>
          <table:table-cell table:style-name="ce2" office:value-type="float" office:value="1.8" calcext:value-type="float" table:number-columns-spanned="2" table:number-rows-spanned="1">
            <text:p>1.8</text:p>
          </table:table-cell>
          <table:covered-table-cell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2]+([.B$3]*[.$A7])" office:value-type="float" office:value="0.3" calcext:value-type="float">
            <text:p>0.3</text:p>
          </table:table-cell>
          <table:table-cell table:formula="of:=[.B$4]/([.B7]*[.B7])" office:value-type="float" office:value="2000" calcext:value-type="float">
            <text:p>2000</text:p>
          </table:table-cell>
          <table:table-cell table:formula="of:=[.D$2]+([.D$3]*[.$A7])" office:value-type="float" office:value="0.15" calcext:value-type="float">
            <text:p>0.15</text:p>
          </table:table-cell>
          <table:table-cell table:formula="of:=[.D$4]/([.D7]*[.D7])" office:value-type="float" office:value="80" calcext:value-type="float">
            <text:p>80</text:p>
          </table:table-cell>
          <table:table-cell table:formula="of:=[.F$2]+([.F$3]*[.$A7])" office:value-type="float" office:value="0.3" calcext:value-type="float">
            <text:p>0.3</text:p>
          </table:table-cell>
          <table:table-cell table:formula="of:=[.F$4]/([.F7]*[.F7])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+([.B$3]*[.$A8])" office:value-type="float" office:value="0.32" calcext:value-type="float">
            <text:p>0.32</text:p>
          </table:table-cell>
          <table:table-cell table:formula="of:=[.B$4]/([.B8]*[.B8])" office:value-type="float" office:value="1757.8125" calcext:value-type="float">
            <text:p>1757.8125</text:p>
          </table:table-cell>
          <table:table-cell table:formula="of:=[.D$2]+([.D$3]*[.$A8])" office:value-type="float" office:value="0.165" calcext:value-type="float">
            <text:p>0.165</text:p>
          </table:table-cell>
          <table:table-cell table:formula="of:=[.D$4]/([.D8]*[.D8])" office:value-type="float" office:value="66.1157024793389" calcext:value-type="float">
            <text:p>66.1157024793389</text:p>
          </table:table-cell>
          <table:table-cell table:formula="of:=[.F$2]+([.F$3]*[.$A8])" office:value-type="float" office:value="0.33" calcext:value-type="float">
            <text:p>0.33</text:p>
          </table:table-cell>
          <table:table-cell table:formula="of:=[.F$4]/([.F8]*[.F8])" office:value-type="float" office:value="27.5482093663912" calcext:value-type="float">
            <text:p>27.54820936639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2]+([.B$3]*[.$A9])" office:value-type="float" office:value="0.4" calcext:value-type="float">
            <text:p>0.4</text:p>
          </table:table-cell>
          <table:table-cell table:formula="of:=[.B$4]/([.B9]*[.B9])" office:value-type="float" office:value="1125" calcext:value-type="float">
            <text:p>1125</text:p>
          </table:table-cell>
          <table:table-cell table:formula="of:=[.D$2]+([.D$3]*[.$A9])" office:value-type="float" office:value="0.225" calcext:value-type="float">
            <text:p>0.225</text:p>
          </table:table-cell>
          <table:table-cell table:formula="of:=[.D$4]/([.D9]*[.D9])" office:value-type="float" office:value="35.5555555555556" calcext:value-type="float">
            <text:p>35.5555555555556</text:p>
          </table:table-cell>
          <table:table-cell table:formula="of:=[.F$2]+([.F$3]*[.$A9])" office:value-type="float" office:value="0.45" calcext:value-type="float">
            <text:p>0.45</text:p>
          </table:table-cell>
          <table:table-cell table:formula="of:=[.F$4]/([.F9]*[.F9])" office:value-type="float" office:value="14.8148148148148" calcext:value-type="float">
            <text:p>14.81481481481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2]+([.B$3]*[.$A10])" office:value-type="float" office:value="0.5" calcext:value-type="float">
            <text:p>0.5</text:p>
          </table:table-cell>
          <table:table-cell table:formula="of:=[.B$4]/([.B10]*[.B10])" office:value-type="float" office:value="720" calcext:value-type="float">
            <text:p>720</text:p>
          </table:table-cell>
          <table:table-cell table:formula="of:=[.D$2]+([.D$3]*[.$A10])" office:value-type="float" office:value="0.3" calcext:value-type="float">
            <text:p>0.3</text:p>
          </table:table-cell>
          <table:table-cell table:formula="of:=[.D$4]/([.D10]*[.D10])" office:value-type="float" office:value="20" calcext:value-type="float">
            <text:p>20</text:p>
          </table:table-cell>
          <table:table-cell table:formula="of:=[.F$2]+([.F$3]*[.$A10])" office:value-type="float" office:value="0.6" calcext:value-type="float">
            <text:p>0.6</text:p>
          </table:table-cell>
          <table:table-cell table:formula="of:=[.F$4]/([.F10]*[.F10]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2]+([.B$3]*[.$A11])" office:value-type="float" office:value="0.7" calcext:value-type="float">
            <text:p>0.7</text:p>
          </table:table-cell>
          <table:table-cell table:formula="of:=[.B$4]/([.B11]*[.B11])" office:value-type="float" office:value="367.34693877551" calcext:value-type="float">
            <text:p>367.34693877551</text:p>
          </table:table-cell>
          <table:table-cell table:formula="of:=[.D$2]+([.D$3]*[.$A11])" office:value-type="float" office:value="0.45" calcext:value-type="float">
            <text:p>0.45</text:p>
          </table:table-cell>
          <table:table-cell table:formula="of:=[.D$4]/([.D11]*[.D11])" office:value-type="float" office:value="8.88888888888889" calcext:value-type="float">
            <text:p>8.88888888888889</text:p>
          </table:table-cell>
          <table:table-cell table:formula="of:=[.F$2]+([.F$3]*[.$A11])" office:value-type="float" office:value="0.9" calcext:value-type="float">
            <text:p>0.9</text:p>
          </table:table-cell>
          <table:table-cell table:formula="of:=[.F$4]/([.F11]*[.F11])" office:value-type="float" office:value="3.7037037037037" calcext:value-type="float">
            <text:p>3.70370370370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$2]+([.B$3]*[.$A12])" office:value-type="float" office:value="1.3" calcext:value-type="float">
            <text:p>1.3</text:p>
          </table:table-cell>
          <table:table-cell table:formula="of:=[.B$4]/([.B12]*[.B12])" office:value-type="float" office:value="106.508875739645" calcext:value-type="float">
            <text:p>106.508875739645</text:p>
          </table:table-cell>
          <table:table-cell table:formula="of:=[.D$2]+([.D$3]*[.$A12])" office:value-type="float" office:value="0.9" calcext:value-type="float">
            <text:p>0.9</text:p>
          </table:table-cell>
          <table:table-cell table:formula="of:=[.D$4]/([.D12]*[.D12])" office:value-type="float" office:value="2.22222222222222" calcext:value-type="float">
            <text:p>2.22222222222222</text:p>
          </table:table-cell>
          <table:table-cell table:formula="of:=[.F$2]+([.F$3]*[.$A12])" office:value-type="float" office:value="1.8" calcext:value-type="float">
            <text:p>1.8</text:p>
          </table:table-cell>
          <table:table-cell table:formula="of:=[.F$4]/([.F12]*[.F12])" office:value-type="float" office:value="0.925925925925926" calcext:value-type="float">
            <text:p>0.9259259259259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2]+([.B$3]*[.$A13])" office:value-type="float" office:value="2.3" calcext:value-type="float">
            <text:p>2.3</text:p>
          </table:table-cell>
          <table:table-cell table:formula="of:=[.B$4]/([.B13]*[.B13])" office:value-type="float" office:value="34.0264650283554" calcext:value-type="float">
            <text:p>34.0264650283554</text:p>
          </table:table-cell>
          <table:table-cell table:formula="of:=[.D$2]+([.D$3]*[.$A13])" office:value-type="float" office:value="1.65" calcext:value-type="float">
            <text:p>1.65</text:p>
          </table:table-cell>
          <table:table-cell table:formula="of:=[.D$4]/([.D13]*[.D13])" office:value-type="float" office:value="0.661157024793389" calcext:value-type="float">
            <text:p>0.661157024793389</text:p>
          </table:table-cell>
          <table:table-cell table:formula="of:=[.F$2]+([.F$3]*[.$A13])" office:value-type="float" office:value="3.3" calcext:value-type="float">
            <text:p>3.3</text:p>
          </table:table-cell>
          <table:table-cell table:formula="of:=[.F$4]/([.F13]*[.F13])" office:value-type="float" office:value="0.275482093663912" calcext:value-type="float">
            <text:p>0.2754820936639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$2]+([.B$3]*[.$A14])" office:value-type="float" office:value="3.3" calcext:value-type="float">
            <text:p>3.3</text:p>
          </table:table-cell>
          <table:table-cell table:formula="of:=[.B$4]/([.B14]*[.B14])" office:value-type="float" office:value="16.5289256198347" calcext:value-type="float">
            <text:p>16.5289256198347</text:p>
          </table:table-cell>
          <table:table-cell table:formula="of:=[.D$2]+([.D$3]*[.$A14])" office:value-type="float" office:value="2.4" calcext:value-type="float">
            <text:p>2.4</text:p>
          </table:table-cell>
          <table:table-cell table:formula="of:=[.D$4]/([.D14]*[.D14])" office:value-type="float" office:value="0.3125" calcext:value-type="float">
            <text:p>0.3125</text:p>
          </table:table-cell>
          <table:table-cell table:formula="of:=[.F$2]+([.F$3]*[.$A14])" office:value-type="float" office:value="4.8" calcext:value-type="float">
            <text:p>4.8</text:p>
          </table:table-cell>
          <table:table-cell table:formula="of:=[.F$4]/([.F14]*[.F14])" office:value-type="float" office:value="0.130208333333333" calcext:value-type="float">
            <text:p>0.1302083333333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2]+([.B$3]*[.$A15])" office:value-type="float" office:value="4.3" calcext:value-type="float">
            <text:p>4.3</text:p>
          </table:table-cell>
          <table:table-cell table:formula="of:=[.B$4]/([.B15]*[.B15])" office:value-type="float" office:value="9.73499188750676" calcext:value-type="float">
            <text:p>9.73499188750676</text:p>
          </table:table-cell>
          <table:table-cell table:formula="of:=[.D$2]+([.D$3]*[.$A15])" office:value-type="float" office:value="3.15" calcext:value-type="float">
            <text:p>3.15</text:p>
          </table:table-cell>
          <table:table-cell table:formula="of:=[.D$4]/([.D15]*[.D15])" office:value-type="float" office:value="0.18140589569161" calcext:value-type="float">
            <text:p>0.18140589569161</text:p>
          </table:table-cell>
          <table:table-cell table:formula="of:=[.F$2]+([.F$3]*[.$A15])" office:value-type="float" office:value="6.3" calcext:value-type="float">
            <text:p>6.3</text:p>
          </table:table-cell>
          <table:table-cell table:formula="of:=[.F$4]/([.F15]*[.F15])" office:value-type="float" office:value="0.0755857898715042" calcext:value-type="float">
            <text:p>0.0755857898715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2]+([.B$3]*[.$A16])" office:value-type="float" office:value="6.3" calcext:value-type="float">
            <text:p>6.3</text:p>
          </table:table-cell>
          <table:table-cell table:formula="of:=[.B$4]/([.B16]*[.B16])" office:value-type="float" office:value="4.53514739229025" calcext:value-type="float">
            <text:p>4.53514739229025</text:p>
          </table:table-cell>
          <table:table-cell table:formula="of:=[.D$2]+([.D$3]*[.$A16])" office:value-type="float" office:value="4.65" calcext:value-type="float">
            <text:p>4.65</text:p>
          </table:table-cell>
          <table:table-cell table:formula="of:=[.D$4]/([.D16]*[.D16])" office:value-type="float" office:value="0.0832466181061394" calcext:value-type="float">
            <text:p>0.08324661810614</text:p>
          </table:table-cell>
          <table:table-cell table:formula="of:=[.F$2]+([.F$3]*[.$A16])" office:value-type="float" office:value="9.3" calcext:value-type="float">
            <text:p>9.3</text:p>
          </table:table-cell>
          <table:table-cell table:formula="of:=[.F$4]/([.F16]*[.F16])" office:value-type="float" office:value="0.0346860908775581" calcext:value-type="float">
            <text:p>0.0346860908775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2]+([.B$3]*[.$A17])" office:value-type="float" office:value="8.3" calcext:value-type="float">
            <text:p>8.3</text:p>
          </table:table-cell>
          <table:table-cell table:formula="of:=[.B$4]/([.B17]*[.B17])" office:value-type="float" office:value="2.61286108288576" calcext:value-type="float">
            <text:p>2.61286108288576</text:p>
          </table:table-cell>
          <table:table-cell table:formula="of:=[.D$2]+([.D$3]*[.$A17])" office:value-type="float" office:value="6.15" calcext:value-type="float">
            <text:p>6.15</text:p>
          </table:table-cell>
          <table:table-cell table:formula="of:=[.D$4]/([.D17]*[.D17])" office:value-type="float" office:value="0.0475907198096371" calcext:value-type="float">
            <text:p>0.047590719809637</text:p>
          </table:table-cell>
          <table:table-cell table:formula="of:=[.F$2]+([.F$3]*[.$A17])" office:value-type="float" office:value="12.3" calcext:value-type="float">
            <text:p>12.3</text:p>
          </table:table-cell>
          <table:table-cell table:formula="of:=[.F$4]/([.F17]*[.F17])" office:value-type="float" office:value="0.0198294665873488" calcext:value-type="float">
            <text:p>0.0198294665873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2]+([.B$3]*[.$A18])" office:value-type="float" office:value="20.3" calcext:value-type="float">
            <text:p>20.3</text:p>
          </table:table-cell>
          <table:table-cell table:formula="of:=[.B$4]/([.B18]*[.B18])" office:value-type="float" office:value="0.436797786891213" calcext:value-type="float">
            <text:p>0.436797786891213</text:p>
          </table:table-cell>
          <table:table-cell table:formula="of:=[.D$2]+([.D$3]*[.$A18])" office:value-type="float" office:value="15.15" calcext:value-type="float">
            <text:p>15.15</text:p>
          </table:table-cell>
          <table:table-cell table:formula="of:=[.D$4]/([.D18]*[.D18])" office:value-type="float" office:value="0.00784236839525537" calcext:value-type="float">
            <text:p>0.007842368395255</text:p>
          </table:table-cell>
          <table:table-cell table:formula="of:=[.F$2]+([.F$3]*[.$A18])" office:value-type="float" office:value="30.3" calcext:value-type="float">
            <text:p>30.3</text:p>
          </table:table-cell>
          <table:table-cell table:formula="of:=[.F$4]/([.F18]*[.F18])" office:value-type="float" office:value="0.00326765349802307" calcext:value-type="float">
            <text:p>0.003267653498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8">00/00/0000</text:date>, <text:time style:data-style-name="N2" text:time-value="08:44:00.2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40:04.986000000</meta:creation-date>
    <dc:date>2017-11-18T08:51:08.417000000</dc:date>
    <meta:editing-duration>P3DT13H52M42S</meta:editing-duration>
    <meta:editing-cycles>7</meta:editing-cycles>
    <meta:generator>LibreOffice/5.4.2.2$Windows_x86 LibreOffice_project/22b09f6418e8c2d508a9eaf86b2399209b0990f4</meta:generator>
    <meta:document-statistic meta:table-count="2" meta:cell-count="1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71cm" svg:height="15.619cm" xlink:href=".." xlink:type="simple" chart:class="chart:scatter" chart:style-name="ch1">
        <chart:legend chart:legend-position="end" svg:x="23.084cm" svg:y="6.763cm" style:legend-expansion="high" chart:style-name="ch2"/>
        <chart:plot-area chart:style-name="ch3" table:cell-range-address="CameraZoom.A2:CameraZoom.C5 CameraZoom.B1:CameraZoom.C1" chart:data-source-has-labels="row" svg:x="0.531cm" svg:y="0.312cm" svg:width="22.022cm" svg:height="14.995cm">
          <chartooo:coordinate-region svg:x="1.337cm" svg:y="0.511cm" svg:width="20.117cm" svg:height="14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ameraZoom.B2:CameraZoom.B5" chart:label-cell-address="CameraZoom.B1:CameraZoom.B1" chart:class="chart:scatter">
            <chart:domain table:cell-range-address="CameraZoom.A2:CameraZoom.A5"/>
            <chart:regression-curve chart:style-name="ch8">
              <chart:equation chart:display-equation="true" chart:display-r-square="false" svg:x="3.498cm" svg:y="10.629cm"/>
            </chart:regression-curve>
            <chart:data-point chart:repeated="4"/>
          </chart:series>
          <chart:series chart:attached-axis="secondary-y" chart:style-name="ch9" chart:values-cell-range-address="CameraZoom.C2:CameraZoom.C5" chart:label-cell-address="CameraZoom.C1:CameraZoom.C1" chart:class="chart:scatter">
            <chart:regression-curve chart:style-name="ch10">
              <chart:equation chart:display-equation="true" chart:display-r-square="false" svg:x="5.889cm" svg:y="3.001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CameraZoom.B1:CameraZoom.B1</svg:desc>
                </draw:g>
              </table:table-cell>
              <table:table-cell office:value-type="string">
                <text:p>z</text:p>
                <draw:g>
                  <svg:desc>CameraZoom.C1:CameraZoo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eraZoom.A2:CameraZoom.A5</svg:desc>
                </draw:g>
              </table:table-cell>
              <table:table-cell office:value-type="float" office:value="90">
                <text:p>90</text:p>
                <draw:g>
                  <svg:desc>CameraZoom.B2:CameraZoom.B5</svg:desc>
                </draw:g>
              </table:table-cell>
              <table:table-cell office:value-type="float" office:value="-50">
                <text:p>-50</text:p>
                <draw:g>
                  <svg:desc>CameraZoom.C2:CameraZoom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7.4">
                <text:p>7.4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8">
                <text:p>5.8</text:p>
              </table:table-cell>
              <table:table-cell office:value-type="float" office:value="-1150">
                <text:p>-1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legend chart:legend-position="end" svg:x="15.109cm" svg:y="4.137cm" style:legend-expansion="high" chart:style-name="ch2"/>
        <chart:plot-area chart:style-name="ch3" table:cell-range-address="BeamDamage.A7:BeamDamage.A18 BeamDamage.B1:BeamDamage.B1 BeamDamage.C7:BeamDamage.C18 BeamDamage.D1:BeamDamage.D1 BeamDamage.E7:BeamDamage.E18 BeamDamage.F1:BeamDamage.F1 BeamDamage.G7:BeamDamage.G18" chart:data-source-has-labels="row" svg:x="1.371cm" svg:y="0.197cm" svg:width="13.378cm" svg:height="8.493cm">
          <chartooo:coordinate-region svg:x="2.469cm" svg:y="0.396cm" svg:width="11.736cm" svg:height="7.647cm"/>
          <chart:axis chart:dimension="x" chart:name="primary-x" chart:style-name="ch4">
            <chart:title svg:x="7.368cm" svg:y="8.887cm" chart:style-name="ch5">
              <text:p>Distance</text:p>
            </chart:title>
          </chart:axis>
          <chart:axis chart:dimension="y" chart:name="primary-y" chart:style-name="ch4">
            <chart:title svg:x="0.451cm" svg:y="5.122cm" chart:style-name="ch6">
              <text:p>Damage</text:p>
            </chart:title>
            <chart:grid chart:style-name="ch7" chart:class="major"/>
          </chart:axis>
          <chart:series chart:style-name="ch8" chart:values-cell-range-address="BeamDamage.C7:BeamDamage.C18" chart:label-cell-address="BeamDamage.B1:BeamDamage.B1" chart:class="chart:scatter">
            <chart:domain table:cell-range-address="BeamDamage.A7:BeamDamage.A18"/>
            <chart:data-point chart:repeated="12"/>
          </chart:series>
          <chart:series chart:style-name="ch9" chart:values-cell-range-address="BeamDamage.E7:BeamDamage.E18" chart:label-cell-address="BeamDamage.D1:BeamDamage.D1" chart:class="chart:scatter">
            <chart:data-point chart:repeated="12"/>
          </chart:series>
          <chart:series chart:style-name="ch10" chart:values-cell-range-address="BeamDamage.G7:BeamDamage.G18" chart:label-cell-address="BeamDamage.F1:BeamDamage.F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g beam</text:p>
                <draw:g>
                  <svg:desc>BeamDamage.B1:BeamDamage.B1</svg:desc>
                </draw:g>
              </table:table-cell>
              <table:table-cell office:value-type="string">
                <text:p>Mini beam</text:p>
                <draw:g>
                  <svg:desc>BeamDamage.D1:BeamDamage.D1</svg:desc>
                </draw:g>
              </table:table-cell>
              <table:table-cell office:value-type="string">
                <text:p>Test</text:p>
                <draw:g>
                  <svg:desc>BeamDamage.F1:BeamDamag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7:BeamDamage.A18</svg:desc>
                </draw:g>
              </table:table-cell>
              <table:table-cell office:value-type="float" office:value="2000">
                <text:p>2000</text:p>
                <draw:g>
                  <svg:desc>BeamDamage.C7:BeamDamage.C18</svg:desc>
                </draw:g>
              </table:table-cell>
              <table:table-cell office:value-type="float" office:value="80">
                <text:p>80</text:p>
                <draw:g>
                  <svg:desc>BeamDamage.E7:BeamDamage.E18</svg:desc>
                </draw:g>
              </table:table-cell>
              <table:table-cell office:value-type="float" office:value="33.3333333333333">
                <text:p>33.3333333333333</text:p>
                <draw:g>
                  <svg:desc>BeamDamage.G7:BeamDamage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757.8125">
                <text:p>1757.8125</text:p>
              </table:table-cell>
              <table:table-cell office:value-type="float" office:value="66.1157024793389">
                <text:p>66.1157024793389</text:p>
              </table:table-cell>
              <table:table-cell office:value-type="float" office:value="27.5482093663912">
                <text:p>27.5482093663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125">
                <text:p>1125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14.8148148148148">
                <text:p>14.8148148148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3.7037037037037">
                <text:p>3.703703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06.508875739645">
                <text:p>106.508875739645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4.0264650283554">
                <text:p>34.0264650283554</text:p>
              </table:table-cell>
              <table:table-cell office:value-type="float" office:value="0.661157024793389">
                <text:p>0.661157024793389</text:p>
              </table:table-cell>
              <table:table-cell office:value-type="float" office:value="0.275482093663912">
                <text:p>0.275482093663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16.5289256198347">
                <text:p>16.5289256198347</text:p>
              </table:table-cell>
              <table:table-cell office:value-type="float" office:value="0.3125">
                <text:p>0.3125</text:p>
              </table:table-cell>
              <table:table-cell office:value-type="float" office:value="0.130208333333333">
                <text:p>0.130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9.73499188750676">
                <text:p>9.73499188750676</text:p>
              </table:table-cell>
              <table:table-cell office:value-type="float" office:value="0.18140589569161">
                <text:p>0.18140589569161</text:p>
              </table:table-cell>
              <table:table-cell office:value-type="float" office:value="0.0755857898715042">
                <text:p>0.0755857898715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4.53514739229025">
                <text:p>4.53514739229025</text:p>
              </table:table-cell>
              <table:table-cell office:value-type="float" office:value="0.0832466181061394">
                <text:p>0.0832466181061394</text:p>
              </table:table-cell>
              <table:table-cell office:value-type="float" office:value="0.0346860908775581">
                <text:p>0.0346860908775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2.61286108288576">
                <text:p>2.61286108288576</text:p>
              </table:table-cell>
              <table:table-cell office:value-type="float" office:value="0.0475907198096371">
                <text:p>0.0475907198096371</text:p>
              </table:table-cell>
              <table:table-cell office:value-type="float" office:value="0.0198294665873488">
                <text:p>0.0198294665873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436797786891213">
                <text:p>0.436797786891213</text:p>
              </table:table-cell>
              <table:table-cell office:value-type="float" office:value="0.00784236839525537">
                <text:p>0.00784236839525537</text:p>
              </table:table-cell>
              <table:table-cell office:value-type="float" office:value="0.00326765349802307">
                <text:p>0.00326765349802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